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5.17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6465in" fo:break-before="auto" style:use-optimal-row-height="true"/>
    </style:style>
    <style:style style:name="ro5" style:family="table-row">
      <style:table-row-properties style:row-height="0.22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0138in solid #000000" fo:wrap-option="wrap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0138in solid #000000" fo:wrap-option="wrap" fo:border-left="none" fo:border-right="0.0138in solid #000000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none" fo:border-right="0.0138in solid #000000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0138in solid #000000" fo:wrap-option="wrap" fo:border-left="0.0138in solid #000000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wrap-option="wrap" fo:border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wrap-option="wrap" fo:border-left="0.0138in solid #000000" fo:border-right="0.0138in solid #000000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fo:border-bottom="none" fo:wrap-option="wrap" fo:border-left="0.0138in solid #000000" fo:border-right="0.0138in solid #000000" fo:border-top="0.0138in solid #000000" style:vertical-align="bottom"/>
      <style:text-properties style:use-window-font-color="true" style:text-line-through-style="none" style:font-name="Arial2" fo:font-size="10pt" fo:language="en" fo:country="US" fo:font-style="normal" style:text-underline-style="none" fo:font-weight="normal" style:font-name-asian="Arial2" style:font-size-asian="10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2" style:family="table-cell" style:parent-style-name="Default" style:data-style-name="N133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0138in solid #000000" fo:wrap-option="wrap" fo:border-left="0.0138in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order-bottom="0.0138in solid #000000" fo:wrap-option="wrap" fo:border-left="0.0138in solid #000000" fo:border-right="none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text-outline="false" fo:language="en" fo:country="non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none" fo:wrap-option="wrap" fo:border-left="0.0138in solid #000000" fo:border-right="none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1" table:default-cell-style-name="Default"/>
        <table:table-row table:style-name="ro1">
          <table:table-cell office:value-type="string">
            <text:p>Master the Bass Timesheet</text:p>
          </table:table-cell>
          <table:table-cell table:style-name="ce1"/>
          <table:table-cell table:number-columns-repeated="254"/>
        </table:table-row>
        <table:table-row table:style-name="ro2">
          <table:table-cell/>
          <table:table-cell table:style-name="ce1"/>
          <table:table-cell table:number-columns-repeated="254"/>
        </table:table-row>
        <table:table-row table:style-name="ro3">
          <table:table-cell office:value-type="string">
            <text:p>Name:</text:p>
          </table:table-cell>
          <table:table-cell table:style-name="ce5" office:value-type="string">
            <text:p>Petro Tiurin</text:p>
          </table:table-cell>
          <table:table-cell table:style-name="ce1" table:number-columns-repeated="2"/>
          <table:table-cell table:style-name="ce12" table:formula="of:=IF((WEEKDAY(TODAY();2)=7);TODAY();TODAY())-WEEKDAY(TODAY();3)" office:value-type="float" office:value="41309">
            <text:p>2/4/2013</text:p>
          </table:table-cell>
          <table:table-cell table:number-columns-repeated="251"/>
        </table:table-row>
        <table:table-row table:style-name="ro2" table:number-rows-repeated="2">
          <table:table-cell/>
          <table:table-cell table:style-name="ce5"/>
          <table:table-cell table:style-name="ce1" table:number-columns-repeated="2"/>
          <table:table-cell table:style-name="ce12"/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6" office:value-type="date" office:date-value="2012-10-12">
            <text:p>10/12/12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Research into layouts</text:p>
          </table:table-cell>
          <table:table-cell table:style-name="ce8" office:value-type="string">
            <text:p>Studied and tried how different android layouts work</text:p>
          </table:table-cell>
          <table:table-cell table:style-name="ce11" office:value-type="string">
            <text:p>N/A</text:p>
          </table:table-cell>
          <table:table-cell table:style-name="ce8" office:value-type="float" office:value="3">
            <text:p>3</text:p>
          </table:table-cell>
          <table:table-cell table:style-name="ce14"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17/12/12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3">
          <table:table-cell table:number-columns-repeated="2" table:style-name="ce3" office:value-type="string">
            <text:p>Procrastination</text:p>
          </table:table-cell>
          <table:table-cell table:style-name="ce8" office:value-type="string">
            <text:p>N/A</text:p>
          </table:table-cell>
          <table:table-cell table:style-name="ce8" office:value-type="float" office:value="6">
            <text:p>6</text:p>
          </table:table-cell>
          <table:table-cell table:style-name="ce14" office:value-type="string">
            <text:p>N/A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GUI improvements</text:p>
          </table:table-cell>
          <table:table-cell table:style-name="ce8" office:value-type="string">
            <text:p>Trying different versions of GUI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14" office:value-type="string">
            <text:p>N/A</text:p>
          </table:table-cell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24/12/12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Gesture prototype</text:p>
          </table:table-cell>
          <table:table-cell table:style-name="ce8" office:value-type="string">
            <text:p>Researched gesture detection in android and tested it on my phone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15" office:value-type="string">
            <text:p>e03f7a588dc735fb121c2761b05026c2fd7cb6ed</text:p>
          </table:table-cell>
          <table:table-cell table:number-columns-repeated="251"/>
        </table:table-row>
        <table:table-row table:style-name="ro2">
          <table:table-cell table:style-name="ce3"/>
          <table:table-cell table:style-name="ce8" table:number-columns-repeated="3"/>
          <table:table-cell table:style-name="ce14"/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31/12/12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urther research into gestures</text:p>
          </table:table-cell>
          <table:table-cell table:style-name="ce8" office:value-type="string">
            <text:p>Testing and reading about gestures</text:p>
          </table:table-cell>
          <table:table-cell table:style-name="ce8" office:value-type="string">
            <text:p>N/A</text:p>
          </table:table-cell>
          <table:table-cell table:style-name="ce8" office:value-type="float" office:value="2">
            <text:p>2</text:p>
          </table:table-cell>
          <table:table-cell table:style-name="ce14"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ce4"/>
          <table:table-cell table:style-name="ce9" table:number-columns-repeated="3"/>
          <table:table-cell table:style-name="ce16"/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10" office:value-type="date" office:date-value="2013-07-01">
            <text:p>07/01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Default" office:value-type="string">
            <text:p>N/A (was sick)</text:p>
          </table:table-cell>
          <table:table-cell table:number-columns-repeated="4" table:style-name="ce8"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14/01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Default" office:value-type="string">
            <text:p>N/A (was sick)</text:p>
          </table:table-cell>
          <table:table-cell table:number-columns-repeated="4" table:style-name="ce8"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21/01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Research into vibra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Research into communication between activities</text:p>
          </table:table-cell>
          <table:table-cell office:value-type="string">
            <text:p>Passing and Receiving value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<text:s/>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5">
          <table:table-cell table:style-name="Default" office:value-type="string">
            <text:p>Added vibration prototyp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5" office:value-type="string">
            <text:p>5513cffb241c6dbf3eb6cc2e149be8397d052515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Made toggle buttons keep their values.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52"/>
        </table:table-row>
        <table:table-row table:style-name="ro3">
          <table:table-cell office:value-type="string">
            <text:p>Week beginning:</text:p>
          </table:table-cell>
          <table:table-cell table:style-name="ce10" office:value-type="date" office:date-value="2013-04-01">
            <text:p>04/01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Default" office:value-type="string">
            <text:p>Merged my and Guy's code</text:p>
          </table:table-cell>
          <table:table-cell office:value-type="string">
            <text:p>Made settings menu</text:p>
          </table:table-cell>
          <table:table-cell/>
          <table:table-cell office:value-type="float" office:value="5">
            <text:p>5</text:p>
          </table:table-cell>
          <table:table-cell table:style-name="ce15" office:value-type="string">
            <text:p>cc6db5264b3959c1c829f803e95271fd23d6517c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Slider prototype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Default" office:value-type="string">
            <text:p>Integrated slider into existing code</text:p>
          </table:table-cell>
          <table:table-cell table:number-columns-repeated="2"/>
          <table:table-cell office:value-type="float" office:value="0.5">
            <text:p>0.5</text:p>
          </table:table-cell>
          <table:table-cell table:style-name="ce15" office:value-type="string">
            <text:p>649b6314dc2b5e9d486136e4ee5470af19486234</text:p>
          </table:table-cell>
          <table:table-cell table:number-columns-repeated="251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date-style style:name="N133P0" style:volatile="true">
      <number:month/>
      <number:text>/</number:text>
      <number:day/>
      <number:text>/</number:text>
      <number:year number:style="long"/>
    </number:date-style>
    <number:text-style style:name="N133">
      <number:text-content/>
      <style:map style:condition="value()&gt;=0" style:apply-style-name="N13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2/04/2013</text:date>, <text:time>17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04T17:24:14</dc:date>
    <meta:generator>OpenOffice.org/3.3$Unix OpenOffice.org_project/330m20$Build-9567</meta:generator>
    <meta:editing-duration>PT39M45S</meta:editing-duration>
    <meta:editing-cycles>1</meta:editing-cycles>
    <dc:creator>Petro Tiurin</dc:creator>
    <meta:document-statistic meta:table-count="1" meta:cell-count="121" meta:object-count="0"/>
  </office:meta>
</office:document-meta>
</file>